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P81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"""</text:span></text:p>
      <text:p text:style-name="P2"><text:span text:style-name="T2_1">Product</text:span><text:span text:style-name="T2_2"><text:s/></text:span><text:span text:style-name="T2_3">Inventory</text:span><text:span text:style-name="T2_4"><text:s/></text:span><text:span text:style-name="T2_5">Project</text:span><text:span text:style-name="T2_6"><text:s/>-<text:s/></text:span><text:span text:style-name="T2_7">Create</text:span><text:span text:style-name="T2_8"><text:s/></text:span><text:span text:style-name="T2_9">an</text:span><text:span text:style-name="T2_10"><text:s/></text:span><text:span text:style-name="T2_11">application</text:span><text:span text:style-name="T2_12"><text:s/></text:span><text:span text:style-name="T2_13">which</text:span><text:span text:style-name="T2_14"><text:s/></text:span><text:span text:style-name="T2_15">manages</text:span></text:p>
      <text:p text:style-name="P3"><text:span text:style-name="T3_1">an</text:span><text:span text:style-name="T3_2"><text:s/></text:span><text:span text:style-name="T3_3">inventory</text:span><text:span text:style-name="T3_4"><text:s/></text:span><text:span text:style-name="T3_5">of</text:span><text:span text:style-name="T3_6"><text:s/></text:span><text:span text:style-name="T3_7">products</text:span><text:span text:style-name="T3_8">.<text:s/></text:span><text:span text:style-name="T3_9">Create</text:span><text:span text:style-name="T3_10"><text:s/></text:span><text:span text:style-name="T3_11">a</text:span><text:span text:style-name="T3_12"><text:s/></text:span><text:span text:style-name="T3_13">product</text:span><text:span text:style-name="T3_14"><text:s/></text:span><text:span text:style-name="T3_15">class</text:span><text:span text:style-name="T3_16"><text:s/></text:span><text:span text:style-name="T3_17">which</text:span><text:span text:style-name="T3_18"><text:s/></text:span><text:span text:style-name="T3_19">has</text:span><text:span text:style-name="T3_20"><text:s/></text:span><text:span text:style-name="T3_21">a</text:span></text:p>
      <text:p text:style-name="P4"><text:span text:style-name="T4_1">price</text:span><text:span text:style-name="T4_2">,<text:s/></text:span><text:span text:style-name="T4_3">id</text:span><text:span text:style-name="T4_4">,<text:s/></text:span><text:span text:style-name="T4_5">and</text:span><text:span text:style-name="T4_6"><text:s/></text:span><text:span text:style-name="T4_7">quantity</text:span><text:span text:style-name="T4_8"><text:s/></text:span><text:span text:style-name="T4_9">on</text:span><text:span text:style-name="T4_10"><text:s/></text:span><text:span text:style-name="T4_11">hand</text:span><text:span text:style-name="T4_12">.<text:s/></text:span><text:span text:style-name="T4_13">Then</text:span><text:span text:style-name="T4_14"><text:s/></text:span><text:span text:style-name="T4_15">create</text:span><text:span text:style-name="T4_16"><text:s/></text:span><text:span text:style-name="T4_17">an</text:span><text:span text:style-name="T4_18"><text:s/></text:span><text:span text:style-name="T4_19">inventory</text:span><text:span text:style-name="T4_20"><text:s/></text:span><text:span text:style-name="T4_21">class</text:span></text:p>
      <text:p text:style-name="P5"><text:span text:style-name="T5_1">which</text:span><text:span text:style-name="T5_2"><text:s/></text:span><text:span text:style-name="T5_3">keeps</text:span><text:span text:style-name="T5_4"><text:s/></text:span><text:span text:style-name="T5_5">track</text:span><text:span text:style-name="T5_6"><text:s/></text:span><text:span text:style-name="T5_7">of</text:span><text:span text:style-name="T5_8"><text:s/></text:span><text:span text:style-name="T5_9">various</text:span><text:span text:style-name="T5_10"><text:s/></text:span><text:span text:style-name="T5_11">products</text:span><text:span text:style-name="T5_12"><text:s/></text:span><text:span text:style-name="T5_13">and</text:span><text:span text:style-name="T5_14"><text:s/></text:span><text:span text:style-name="T5_15">can</text:span><text:span text:style-name="T5_16"><text:s/></text:span><text:span text:style-name="T5_17">sum</text:span><text:span text:style-name="T5_18"><text:s/></text:span><text:span text:style-name="T5_19">up</text:span><text:span text:style-name="T5_20"><text:s/></text:span><text:span text:style-name="T5_21">the</text:span><text:span text:style-name="T5_22"><text:s/></text:span><text:span text:style-name="T5_23">inventory</text:span></text:p>
      <text:p text:style-name="P6"><text:span text:style-name="T6_1">value</text:span><text:span text:style-name="T6_2">.</text:span></text:p>
      <text:p text:style-name="P7"><text:span text:style-name="T7_1">"""</text:span></text:p>
      <text:p text:style-name="P8"/>
      <text:p text:style-name="P9"><text:span text:style-name="T9_1">class</text:span><text:span text:style-name="T9_2"><text:s/></text:span><text:span text:style-name="T9_3">Product</text:span><text:span text:style-name="T9_4">:</text:span></text:p>
      <text:p text:style-name="P10"/>
      <text:p text:style-name="P11"><text:span text:style-name="T11_1"><text:s text:c="4"/></text:span><text:span text:style-name="T11_2">def</text:span><text:span text:style-name="T11_3"><text:s/>__</text:span><text:span text:style-name="T11_4">init</text:span><text:span text:style-name="T11_5">__(</text:span><text:span text:style-name="T11_6">self</text:span><text:span text:style-name="T11_7">,<text:s/></text:span><text:span text:style-name="T11_8">price</text:span><text:span text:style-name="T11_9">,<text:s/></text:span><text:span text:style-name="T11_10">pid</text:span><text:span text:style-name="T11_11">,<text:s/></text:span><text:span text:style-name="T11_12">qty</text:span><text:span text:style-name="T11_13">):</text:span></text:p>
      <text:p text:style-name="P12"><text:span text:style-name="T12_1"><text:s text:c="8"/>"""</text:span></text:p>
      <text:p text:style-name="P13"><text:span text:style-name="T13_1"><text:s text:c="7"/></text:span><text:span text:style-name="T13_2">Class</text:span><text:span text:style-name="T13_3"><text:s/></text:span><text:span text:style-name="T13_4">constructor</text:span><text:span text:style-name="T13_5"><text:s/></text:span><text:span text:style-name="T13_6">that</text:span><text:span text:style-name="T13_7"><text:s/></text:span><text:span text:style-name="T13_8">needs</text:span><text:span text:style-name="T13_9"><text:s/></text:span><text:span text:style-name="T13_10">a</text:span><text:span text:style-name="T13_11"><text:s/></text:span><text:span text:style-name="T13_12">price</text:span><text:span text:style-name="T13_13">,<text:s/></text:span><text:span text:style-name="T13_14">a</text:span><text:span text:style-name="T13_15"><text:s/></text:span><text:span text:style-name="T13_16">product</text:span><text:span text:style-name="T13_17"><text:s/></text:span><text:span text:style-name="T13_18">id</text:span><text:span text:style-name="T13_19">,</text:span></text:p>
      <text:p text:style-name="P14"><text:span text:style-name="T14_1"><text:s text:c="7"/></text:span><text:span text:style-name="T14_2">and</text:span><text:span text:style-name="T14_3"><text:s/></text:span><text:span text:style-name="T14_4">quantity</text:span><text:span text:style-name="T14_5">.</text:span></text:p>
      <text:p text:style-name="P15"><text:span text:style-name="T15_1"><text:s text:c="7"/>"""</text:span></text:p>
      <text:p text:style-name="P16"><text:span text:style-name="T16_1"><text:s text:c="8"/></text:span><text:span text:style-name="T16_2">self</text:span><text:span text:style-name="T16_3">.</text:span><text:span text:style-name="T16_4">price</text:span><text:span text:style-name="T16_5"><text:s/>=<text:s/></text:span><text:span text:style-name="T16_6">price</text:span></text:p>
      <text:p text:style-name="P17"><text:span text:style-name="T17_1"><text:s text:c="8"/></text:span><text:span text:style-name="T17_2">self</text:span><text:span text:style-name="T17_3">.</text:span><text:span text:style-name="T17_4">pid</text:span><text:span text:style-name="T17_5"><text:s/>=<text:s/></text:span><text:span text:style-name="T17_6">pid</text:span></text:p>
      <text:p text:style-name="P18"><text:span text:style-name="T18_1"><text:s text:c="8"/></text:span><text:span text:style-name="T18_2">self</text:span><text:span text:style-name="T18_3">.</text:span><text:span text:style-name="T18_4">qty</text:span><text:span text:style-name="T18_5"><text:s/>=<text:s/></text:span><text:span text:style-name="T18_6">qty</text:span></text:p>
      <text:p text:style-name="P19"/>
      <text:p text:style-name="P20"><text:span text:style-name="T20_1"><text:s text:c="4"/></text:span><text:span text:style-name="T20_2">def</text:span><text:span text:style-name="T20_3"><text:s/></text:span><text:span text:style-name="T20_4">update</text:span><text:span text:style-name="T20_5">_</text:span><text:span text:style-name="T20_6">qty</text:span><text:span text:style-name="T20_7">(</text:span><text:span text:style-name="T20_8">self</text:span><text:span text:style-name="T20_9">,<text:s/></text:span><text:span text:style-name="T20_10">qty</text:span><text:span text:style-name="T20_11">,<text:s/></text:span><text:span text:style-name="T20_12">method</text:span><text:span text:style-name="T20_13">='</text:span><text:span text:style-name="T20_14">add</text:span><text:span text:style-name="T20_15">'):</text:span></text:p>
      <text:p text:style-name="P21"><text:span text:style-name="T21_1"><text:s text:c="8"/>"""</text:span></text:p>
      <text:p text:style-name="P22"><text:span text:style-name="T22_1"><text:s text:c="7"/></text:span><text:span text:style-name="T22_2">Updates</text:span><text:span text:style-name="T22_3"><text:s/></text:span><text:span text:style-name="T22_4">the</text:span><text:span text:style-name="T22_5"><text:s/></text:span><text:span text:style-name="T22_6">quantity</text:span><text:span text:style-name="T22_7"><text:s/></text:span><text:span text:style-name="T22_8">of</text:span><text:span text:style-name="T22_9"><text:s/></text:span><text:span text:style-name="T22_10">produts</text:span><text:span text:style-name="T22_11">.<text:s/></text:span><text:span text:style-name="T22_12">By</text:span><text:span text:style-name="T22_13"><text:s/></text:span><text:span text:style-name="T22_14">default</text:span><text:span text:style-name="T22_15">,<text:s/></text:span><text:span text:style-name="T22_16">adds</text:span><text:span text:style-name="T22_17"><text:s/></text:span><text:span text:style-name="T22_18">the</text:span></text:p>
      <text:p text:style-name="P23"><text:span text:style-name="T23_1"><text:s text:c="7"/></text:span><text:span text:style-name="T23_2">passed</text:span><text:span text:style-name="T23_3"><text:s/></text:span><text:span text:style-name="T23_4">quantity</text:span><text:span text:style-name="T23_5">.<text:s/></text:span><text:span text:style-name="T23_6">Pass</text:span><text:span text:style-name="T23_7"><text:s/></text:span><text:span text:style-name="T23_8">method</text:span><text:span text:style-name="T23_9"><text:s/></text:span><text:span text:style-name="T23_10">as</text:span><text:span text:style-name="T23_11"><text:s/>'</text:span><text:span text:style-name="T23_12">subtract</text:span><text:span text:style-name="T23_13">'<text:s/></text:span><text:span text:style-name="T23_14">to</text:span><text:span text:style-name="T23_15"><text:s/></text:span><text:span text:style-name="T23_16">subtract</text:span></text:p>
      <text:p text:style-name="P24"><text:span text:style-name="T24_1"><text:s text:c="7"/></text:span><text:span text:style-name="T24_2">the</text:span><text:span text:style-name="T24_3"><text:s/></text:span><text:span text:style-name="T24_4">quantity</text:span><text:span text:style-name="T24_5">.</text:span></text:p>
      <text:p text:style-name="P25"><text:span text:style-name="T25_1"><text:s text:c="7"/>"""</text:span></text:p>
      <text:p text:style-name="P26"><text:span text:style-name="T26_1"><text:s text:c="8"/></text:span><text:span text:style-name="T26_2">if</text:span><text:span text:style-name="T26_3"><text:s/></text:span><text:span text:style-name="T26_4">method</text:span><text:span text:style-name="T26_5"><text:s/>==<text:s/>'</text:span><text:span text:style-name="T26_6">add</text:span><text:span text:style-name="T26_7">':</text:span></text:p>
      <text:p text:style-name="P27"><text:span text:style-name="T27_1"><text:s text:c="12"/></text:span><text:span text:style-name="T27_2">self</text:span><text:span text:style-name="T27_3">.</text:span><text:span text:style-name="T27_4">qty</text:span><text:span text:style-name="T27_5"><text:s/>+=<text:s/></text:span><text:span text:style-name="T27_6">qty</text:span></text:p>
      <text:p text:style-name="P28"><text:span text:style-name="T28_1"><text:s text:c="8"/></text:span><text:span text:style-name="T28_2">elif</text:span><text:span text:style-name="T28_3"><text:s/></text:span><text:span text:style-name="T28_4">method</text:span><text:span text:style-name="T28_5"><text:s/>==<text:s/>'</text:span><text:span text:style-name="T28_6">subtract</text:span><text:span text:style-name="T28_7">':</text:span></text:p>
      <text:p text:style-name="P29"><text:span text:style-name="T29_1"><text:s text:c="12"/></text:span><text:span text:style-name="T29_2">self</text:span><text:span text:style-name="T29_3">.</text:span><text:span text:style-name="T29_4">qty</text:span><text:span text:style-name="T29_5"><text:s/>=<text:s/></text:span><text:span text:style-name="T29_6">max</text:span><text:span text:style-name="T29_7">(0,<text:s/></text:span><text:span text:style-name="T29_8">self</text:span><text:span text:style-name="T29_9">.</text:span><text:span text:style-name="T29_10">qty</text:span><text:span text:style-name="T29_11"><text:s/>-<text:s/></text:span><text:span text:style-name="T29_12">qty</text:span><text:span text:style-name="T29_13">)</text:span></text:p>
      <text:p text:style-name="P30"/>
      <text:p text:style-name="P31"><text:span text:style-name="T31_1"><text:s text:c="4"/></text:span><text:span text:style-name="T31_2">def</text:span><text:span text:style-name="T31_3"><text:s/></text:span><text:span text:style-name="T31_4">print</text:span><text:span text:style-name="T31_5">_</text:span><text:span text:style-name="T31_6">product</text:span><text:span text:style-name="T31_7">(</text:span><text:span text:style-name="T31_8">self</text:span><text:span text:style-name="T31_9">):</text:span></text:p>
      <text:p text:style-name="P32"><text:span text:style-name="T32_1"><text:s text:c="8"/>"""</text:span></text:p>
      <text:p text:style-name="P33"><text:span text:style-name="T33_1"><text:s text:c="7"/></text:span><text:span text:style-name="T33_2">Prints</text:span><text:span text:style-name="T33_3"><text:s/></text:span><text:span text:style-name="T33_4">a</text:span><text:span text:style-name="T33_5"><text:s/></text:span><text:span text:style-name="T33_6">single</text:span><text:span text:style-name="T33_7"><text:s/></text:span><text:span text:style-name="T33_8">product</text:span><text:span text:style-name="T33_9">.</text:span></text:p>
      <text:p text:style-name="P34"><text:span text:style-name="T34_1"><text:s text:c="7"/>"""</text:span></text:p>
      <text:p text:style-name="P35"><text:span text:style-name="T35_1"><text:s text:c="8"/></text:span><text:span text:style-name="T35_2">print</text:span><text:span text:style-name="T35_3"><text:s/>'%</text:span><text:span text:style-name="T35_4">d</text:span><text:span text:style-name="T35_5">\</text:span><text:span text:style-name="T35_6">t</text:span><text:span text:style-name="T35_7">%</text:span><text:span text:style-name="T35_8">s</text:span><text:span text:style-name="T35_9">\</text:span><text:span text:style-name="T35_10">t</text:span><text:span text:style-name="T35_11">%.02</text:span><text:span text:style-name="T35_12">f</text:span><text:span text:style-name="T35_13"><text:s/></text:span><text:span text:style-name="T35_14">each</text:span><text:span text:style-name="T35_15">'<text:s/>%<text:s/>(</text:span><text:span text:style-name="T35_16">self</text:span><text:span text:style-name="T35_17">.</text:span><text:span text:style-name="T35_18">pid</text:span><text:span text:style-name="T35_19">,<text:s/></text:span><text:span text:style-name="T35_20">self</text:span><text:span text:style-name="T35_21">.</text:span><text:span text:style-name="T35_22">qty</text:span><text:span text:style-name="T35_23">,<text:s/></text:span><text:span text:style-name="T35_24">self</text:span><text:span text:style-name="T35_25">.</text:span><text:span text:style-name="T35_26">price</text:span><text:span text:style-name="T35_27">)</text:span></text:p>
      <text:p text:style-name="P36"/>
      <text:p text:style-name="P37"><text:span text:style-name="T37_1">class</text:span><text:span text:style-name="T37_2"><text:s/></text:span><text:span text:style-name="T37_3">Inventory</text:span><text:span text:style-name="T37_4">:</text:span></text:p>
      <text:p text:style-name="P38"/>
      <text:p text:style-name="P39"><text:span text:style-name="T39_1"><text:s text:c="4"/></text:span><text:span text:style-name="T39_2">def</text:span><text:span text:style-name="T39_3"><text:s/>__</text:span><text:span text:style-name="T39_4">init</text:span><text:span text:style-name="T39_5">__(</text:span><text:span text:style-name="T39_6">self</text:span><text:span text:style-name="T39_7">):</text:span></text:p>
      <text:p text:style-name="P40"><text:span text:style-name="T40_1"><text:s text:c="8"/>"""</text:span></text:p>
      <text:p text:style-name="P41"><text:span text:style-name="T41_1"><text:s text:c="7"/></text:span><text:span text:style-name="T41_2">Initializes</text:span><text:span text:style-name="T41_3"><text:s/></text:span><text:span text:style-name="T41_4">the</text:span><text:span text:style-name="T41_5"><text:s/></text:span><text:span text:style-name="T41_6">class</text:span><text:span text:style-name="T41_7"><text:s/></text:span><text:span text:style-name="T41_8">instance</text:span><text:span text:style-name="T41_9">.</text:span></text:p>
      <text:p text:style-name="P42"><text:span text:style-name="T42_1"><text:s text:c="7"/>"""</text:span></text:p>
      <text:p text:style-name="P43"><text:span text:style-name="T43_1"><text:s text:c="8"/></text:span><text:span text:style-name="T43_2">self</text:span><text:span text:style-name="T43_3">.</text:span><text:span text:style-name="T43_4">products</text:span><text:span text:style-name="T43_5"><text:s/>=<text:s/>[]<text:s/>#<text:s/></text:span><text:span text:style-name="T43_6">list</text:span><text:span text:style-name="T43_7"><text:s/></text:span><text:span text:style-name="T43_8">to</text:span><text:span text:style-name="T43_9"><text:s/></text:span><text:span text:style-name="T43_10">hold</text:span><text:span text:style-name="T43_11"><text:s/></text:span><text:span text:style-name="T43_12">all</text:span><text:span text:style-name="T43_13"><text:s/></text:span><text:span text:style-name="T43_14">products</text:span></text:p>
      <text:p text:style-name="P44"/>
      <text:p text:style-name="P45"><text:span text:style-name="T45_1"><text:s text:c="4"/></text:span><text:span text:style-name="T45_2">def</text:span><text:span text:style-name="T45_3"><text:s/></text:span><text:span text:style-name="T45_4">add</text:span><text:span text:style-name="T45_5">(</text:span><text:span text:style-name="T45_6">self</text:span><text:span text:style-name="T45_7">,<text:s/></text:span><text:span text:style-name="T45_8">product</text:span><text:span text:style-name="T45_9">):</text:span></text:p>
      <text:p text:style-name="P46"><text:span text:style-name="T46_1"><text:s text:c="8"/>"""</text:span></text:p>
      <text:p text:style-name="P47"><text:span text:style-name="T47_1"><text:s text:c="7"/></text:span><text:span text:style-name="T47_2">Adds</text:span><text:span text:style-name="T47_3"><text:s/></text:span><text:span text:style-name="T47_4">a</text:span><text:span text:style-name="T47_5"><text:s/></text:span><text:span text:style-name="T47_6">passed</text:span><text:span text:style-name="T47_7"><text:s/></text:span><text:span text:style-name="T47_8">Product</text:span><text:span text:style-name="T47_9"><text:s/></text:span><text:span text:style-name="T47_10">to</text:span><text:span text:style-name="T47_11"><text:s/></text:span><text:span text:style-name="T47_12">the</text:span><text:span text:style-name="T47_13"><text:s/></text:span><text:span text:style-name="T47_14">list</text:span><text:span text:style-name="T47_15"><text:s/></text:span><text:span text:style-name="T47_16">of</text:span><text:span text:style-name="T47_17"><text:s/></text:span><text:span text:style-name="T47_18">products</text:span><text:span text:style-name="T47_19">.</text:span></text:p>
      <text:p text:style-name="P48"><text:span text:style-name="T48_1"><text:s text:c="7"/>"""</text:span></text:p>
      <text:p text:style-name="P49"><text:span text:style-name="T49_1"><text:s text:c="8"/></text:span><text:span text:style-name="T49_2">self</text:span><text:span text:style-name="T49_3">.</text:span><text:span text:style-name="T49_4">products</text:span><text:span text:style-name="T49_5">.</text:span><text:span text:style-name="T49_6">append</text:span><text:span text:style-name="T49_7">(</text:span><text:span text:style-name="T49_8">product</text:span><text:span text:style-name="T49_9">)</text:span></text:p>
      <text:p text:style-name="P50"/>
      <text:p text:style-name="P51"><text:span text:style-name="T51_1"><text:s text:c="4"/></text:span><text:span text:style-name="T51_2">def</text:span><text:span text:style-name="T51_3"><text:s/></text:span><text:span text:style-name="T51_4">print</text:span><text:span text:style-name="T51_5">_</text:span><text:span text:style-name="T51_6">inventory</text:span><text:span text:style-name="T51_7">(</text:span><text:span text:style-name="T51_8">self</text:span><text:span text:style-name="T51_9">):</text:span></text:p>
      <text:p text:style-name="P52"><text:span text:style-name="T52_1"><text:s text:c="8"/>"""</text:span></text:p>
      <text:p text:style-name="P53"><text:span text:style-name="T53_1"><text:s text:c="7"/></text:span><text:span text:style-name="T53_2">Prints</text:span><text:span text:style-name="T53_3"><text:s/></text:span><text:span text:style-name="T53_4">the</text:span><text:span text:style-name="T53_5"><text:s/></text:span><text:span text:style-name="T53_6">current</text:span><text:span text:style-name="T53_7"><text:s/></text:span><text:span text:style-name="T53_8">inventory</text:span><text:span text:style-name="T53_9">,<text:s/></text:span><text:span text:style-name="T53_10">and</text:span><text:span text:style-name="T53_11"><text:s/></text:span><text:span text:style-name="T53_12">the</text:span><text:span text:style-name="T53_13"><text:s/></text:span><text:span text:style-name="T53_14">total</text:span><text:span text:style-name="T53_15"><text:s/></text:span><text:span text:style-name="T53_16">value</text:span></text:p>
      <text:p text:style-name="P54"><text:span text:style-name="T54_1"><text:s text:c="7"/></text:span><text:span text:style-name="T54_2">of</text:span><text:span text:style-name="T54_3"><text:s/></text:span><text:span text:style-name="T54_4">products</text:span><text:span text:style-name="T54_5">.</text:span></text:p>
      <text:p text:style-name="P55"><text:span text:style-name="T55_1"><text:s text:c="7"/>"""</text:span></text:p>
      <text:p text:style-name="P56"><text:span text:style-name="T56_1"><text:s text:c="8"/></text:span><text:span text:style-name="T56_2">value</text:span><text:span text:style-name="T56_3"><text:s/>=<text:s/>0</text:span></text:p>
      <text:p text:style-name="P57"><text:span text:style-name="T57_1"><text:s text:c="8"/></text:span><text:span text:style-name="T57_2">for</text:span><text:span text:style-name="T57_3"><text:s/></text:span><text:span text:style-name="T57_4">product</text:span><text:span text:style-name="T57_5"><text:s/></text:span><text:span text:style-name="T57_6">in</text:span><text:span text:style-name="T57_7"><text:s/></text:span><text:span text:style-name="T57_8">self</text:span><text:span text:style-name="T57_9">.</text:span><text:span text:style-name="T57_10">products</text:span><text:span text:style-name="T57_11">:</text:span></text:p>
      <text:p text:style-name="P58"><text:span text:style-name="T58_1"><text:s text:c="12"/></text:span><text:span text:style-name="T58_2">print</text:span><text:span text:style-name="T58_3"><text:s/>'%</text:span><text:span text:style-name="T58_4">d</text:span><text:span text:style-name="T58_5">\</text:span><text:span text:style-name="T58_6">t</text:span><text:span text:style-name="T58_7">%</text:span><text:span text:style-name="T58_8">s</text:span><text:span text:style-name="T58_9">\</text:span><text:span text:style-name="T58_10">t</text:span><text:span text:style-name="T58_11">%.02</text:span><text:span text:style-name="T58_12">f</text:span><text:span text:style-name="T58_13"><text:s/></text:span><text:span text:style-name="T58_14">each</text:span><text:span text:style-name="T58_15">'<text:s/>%<text:s/>(</text:span><text:span text:style-name="T58_16">product</text:span><text:span text:style-name="T58_17">.</text:span><text:span text:style-name="T58_18">pid</text:span><text:span text:style-name="T58_19">,</text:span></text:p>
      <text:p text:style-name="P59"><text:span text:style-name="T59_1"><text:s text:c="42"/></text:span><text:span text:style-name="T59_2">product</text:span><text:span text:style-name="T59_3">.</text:span><text:span text:style-name="T59_4">qty</text:span><text:span text:style-name="T59_5">,</text:span></text:p>
      <text:p text:style-name="P60"><text:span text:style-name="T60_1"><text:s text:c="42"/></text:span><text:span text:style-name="T60_2">product</text:span><text:span text:style-name="T60_3">.</text:span><text:span text:style-name="T60_4">price</text:span><text:span text:style-name="T60_5">)</text:span></text:p>
      <text:p text:style-name="P61"><text:span text:style-name="T61_1"><text:s text:c="12"/></text:span><text:span text:style-name="T61_2">value</text:span><text:span text:style-name="T61_3"><text:s/>+=<text:s/>(</text:span><text:span text:style-name="T61_4">product</text:span><text:span text:style-name="T61_5">.</text:span><text:span text:style-name="T61_6">price</text:span><text:span text:style-name="T61_7"><text:s/>*<text:s/></text:span><text:span text:style-name="T61_8">product</text:span><text:span text:style-name="T61_9">.</text:span><text:span text:style-name="T61_10">qty</text:span><text:span text:style-name="T61_11">)</text:span></text:p>
      <text:p text:style-name="P62"><text:span text:style-name="T62_1"><text:s text:c="8"/></text:span><text:span text:style-name="T62_2">print</text:span><text:span text:style-name="T62_3"><text:s/>'\</text:span><text:span text:style-name="T62_4">nTotal</text:span><text:span text:style-name="T62_5"><text:s/></text:span><text:span text:style-name="T62_6">value</text:span><text:span text:style-name="T62_7">:<text:s/>%.02</text:span><text:span text:style-name="T62_8">f</text:span><text:span text:style-name="T62_9">'<text:s/>%<text:s/></text:span><text:span text:style-name="T62_10">value</text:span></text:p>
      <text:p text:style-name="P63"/>
      <text:p text:style-name="P64"><text:span text:style-name="T64_1">if</text:span><text:span text:style-name="T64_2"><text:s/>__</text:span><text:span text:style-name="T64_3">name</text:span><text:span text:style-name="T64_4">__<text:s/>==<text:s/>'__</text:span><text:span text:style-name="T64_5">main</text:span><text:span text:style-name="T64_6">__':</text:span></text:p>
      <text:p text:style-name="P65"><text:span text:style-name="T65_1"><text:s text:c="4"/></text:span><text:span text:style-name="T65_2">p</text:span><text:span text:style-name="T65_3">1<text:s/>=<text:s/></text:span><text:span text:style-name="T65_4">Product</text:span><text:span text:style-name="T65_5">(1.4,<text:s/>123,<text:s/>5)</text:span></text:p>
      <text:p text:style-name="P66"><text:span text:style-name="T66_1"><text:s text:c="4"/></text:span><text:span text:style-name="T66_2">p</text:span><text:span text:style-name="T66_3">2<text:s/>=<text:s/></text:span><text:span text:style-name="T66_4">Product</text:span><text:span text:style-name="T66_5">(1,<text:s/>3432,<text:s/>100)</text:span></text:p>
      <text:p text:style-name="P67"><text:span text:style-name="T67_1"><text:s text:c="4"/></text:span><text:span text:style-name="T67_2">p</text:span><text:span text:style-name="T67_3">3<text:s/>=<text:s/></text:span><text:span text:style-name="T67_4">Product</text:span><text:span text:style-name="T67_5">(100.4,<text:s/>2342,<text:s/>99)</text:span></text:p>
      <text:p text:style-name="P68"/>
      <text:p text:style-name="P69"/>
      <text:p text:style-name="P70"><text:span text:style-name="T70_1"><text:s text:c="4"/></text:span><text:span text:style-name="T70_2">i</text:span><text:span text:style-name="T70_3"><text:s/>=<text:s/></text:span><text:span text:style-name="T70_4">Inventory</text:span><text:span text:style-name="T70_5">()</text:span></text:p>
      <text:p text:style-name="P71"><text:span text:style-name="T71_1"><text:s text:c="4"/></text:span><text:span text:style-name="T71_2">i</text:span><text:span text:style-name="T71_3">.</text:span><text:span text:style-name="T71_4">add</text:span><text:span text:style-name="T71_5">(</text:span><text:span text:style-name="T71_6">p</text:span><text:span text:style-name="T71_7">1)</text:span></text:p>
      <text:p text:style-name="P72"><text:span text:style-name="T72_1"><text:s text:c="4"/></text:span><text:span text:style-name="T72_2">i</text:span><text:span text:style-name="T72_3">.</text:span><text:span text:style-name="T72_4">add</text:span><text:span text:style-name="T72_5">(</text:span><text:span text:style-name="T72_6">p</text:span><text:span text:style-name="T72_7">2)</text:span></text:p>
      <text:p text:style-name="P73"><text:span text:style-name="T73_1"><text:s text:c="4"/></text:span><text:span text:style-name="T73_2">i</text:span><text:span text:style-name="T73_3">.</text:span><text:span text:style-name="T73_4">add</text:span><text:span text:style-name="T73_5">(</text:span><text:span text:style-name="T73_6">p</text:span><text:span text:style-name="T73_7">3)</text:span></text:p>
      <text:p text:style-name="P74"><text:span text:style-name="T74_1"><text:s text:c="4"/></text:span><text:span text:style-name="T74_2">i</text:span><text:span text:style-name="T74_3">.</text:span><text:span text:style-name="T74_4">print</text:span><text:span text:style-name="T74_5">_</text:span><text:span text:style-name="T74_6">inventory</text:span><text:span text:style-name="T74_7">()</text:span></text:p>
      <text:p text:style-name="P75"/>
      <text:p text:style-name="P76"><text:span text:style-name="T76_1"><text:s text:c="4"/></text:span><text:span text:style-name="T76_2">p</text:span><text:span text:style-name="T76_3">1.</text:span><text:span text:style-name="T76_4">update</text:span><text:span text:style-name="T76_5">_</text:span><text:span text:style-name="T76_6">qty</text:span><text:span text:style-name="T76_7">(10)</text:span></text:p>
      <text:p text:style-name="P77"><text:span text:style-name="T77_1"><text:s text:c="4"/></text:span><text:span text:style-name="T77_2">i</text:span><text:span text:style-name="T77_3">.</text:span><text:span text:style-name="T77_4">print</text:span><text:span text:style-name="T77_5">_</text:span><text:span text:style-name="T77_6">inventory</text:span><text:span text:style-name="T77_7">()</text:span></text:p>
      <text:p text:style-name="P78"><text:span text:style-name="T78_1"><text:s text:c="4"/></text:span></text:p>
      <text:p text:style-name="P79"><text:span text:style-name="T79_1"><text:s text:c="4"/></text:span><text:span text:style-name="T79_2">p</text:span><text:span text:style-name="T79_3">1.</text:span><text:span text:style-name="T79_4">update</text:span><text:span text:style-name="T79_5">_</text:span><text:span text:style-name="T79_6">qty</text:span><text:span text:style-name="T79_7">(10,<text:s/></text:span><text:span text:style-name="T79_8">method</text:span><text:span text:style-name="T79_9">='</text:span><text:span text:style-name="T79_10">subtract</text:span><text:span text:style-name="T79_11">')</text:span></text:p>
      <text:p text:style-name="P80"><text:span text:style-name="T80_1"><text:s text:c="4"/></text:span><text:span text:style-name="T80_2">i</text:span><text:span text:style-name="T80_3">.</text:span><text:span text:style-name="T80_4">print</text:span><text:span text:style-name="T80_5">_</text:span><text:span text:style-name="T80_6">inventory</text:span><text:span text:style-name="T80_7">()</text:span></text:p>
      <text:p text:style-name="P8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style:writing-mode="lr-tb"/>
      <style:text-properties fo:color="#4a86e8" style:font-name="Verdana" fo:font-size="16pt" style:font-name-asian="Verdana" style:font-size-asian="16pt" style:font-name-complex="Verdana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style:writing-mode="lr-tb"/>
      <style:text-properties fo:color="#1155cc" style:font-name="Verdana" fo:font-size="14pt" style:font-name-asian="Verdana" style:font-size-asian="14pt" style:font-name-complex="Verdana" style:font-size-complex="14pt"/>
    </style:style>
    <style:style style:name="Heading_20_3" style:display-name="Heading 3" style:family="paragraph" style:parent-style-name="Standard">
      <style:paragraph-properties fo:break-before="auto" fo:line-height="115%" fo:margin-top="0.282cm" style:writing-mode="lr-tb"/>
      <style:text-properties fo:color="#3c78d8"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style:writing-mode="lr-tb"/>
      <style:text-properties style:font-name="Verdana" fo:font-size="21pt" style:font-name-asian="Verdana" style:font-size-asian="21pt" style:font-name-complex="Verdana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